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0c7" officeooo:paragraph-rsid="000e216a"/>
    </style:style>
    <style:style style:name="P2" style:family="paragraph" style:parent-style-name="Standard">
      <style:text-properties officeooo:paragraph-rsid="000e216a"/>
    </style:style>
    <style:style style:name="T1" style:family="text">
      <style:text-properties officeooo:rsid="0018c0c7"/>
    </style:style>
    <style:style style:name="T2" style:family="text">
      <style:text-properties officeooo:rsid="000e21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------------------------------------------------------------------------------------------------------------------------</text:span></text:p>
      <text:p text:style-name="P1"><text:tab/><text:tab/><text:tab/><text:tab/><text:tab/>SQL Assignment-<text:span text:style-name="T2">2</text:span></text:p>
      <text:p text:style-name="P1">------------------------------------------------------------------------------------------------------------------------</text:p>
      <text:p text:style-name="P1"/>
      <text:p text:style-name="Standard"/>
      <text:p text:style-name="Standard">Introducing Relational Databases.</text:p>
      <text:p text:style-name="Standard"/>
      <text:p text:style-name="Standard">(1)Which field of the Customers table is the primary key?</text:p>
      <text:p text:style-name="Standard">Answer: CNUM is the primary key of the Customers table.</text:p>
      <text:p text:style-name="Standard"/>
      <text:p text:style-name="Standard">(2)What is the 4th column of the Customers table?</text:p>
      <text:p text:style-name="Standard">Answer: RATING is the 4th column of the Customers table.</text:p>
      <text:p text:style-name="Standard"/>
      <text:p text:style-name="Standard">(3)What is another word for row? For column?</text:p>
      <text:p text:style-name="Standard">Answer: Another word for row is Record, Tuple. Another word for column is Attribute.</text:p>
      <text:p text:style-name="Standard"><text:tab/></text:p>
      <text:p text:style-name="Standard">(4)Why isn't it possible to see the first five rows of a table?</text:p>
      <text:p text:style-name="Standard">Answer: When you SELECT from a table, the order of rows in the output, depends on the row address; it will always be in ascending order of row address.Hence it is not possible to see the first 'five' rows of a table or last 'Five' rows of a table. </text:p>
      <text:p text:style-name="Standard"/>
      <text:p text:style-name="P2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30:27.689290502</meta:creation-date>
    <dc:date>2023-09-11T21:33:33.814775997</dc:date>
    <meta:editing-duration>PT3M6S</meta:editing-duration>
    <meta:editing-cycles>1</meta:editing-cycles>
    <meta:document-statistic meta:table-count="0" meta:image-count="0" meta:object-count="0" meta:page-count="1" meta:paragraph-count="14" meta:word-count="131" meta:character-count="1071" meta:non-whitespace-character-count="946"/>
    <meta:generator>LibreOffice/7.3.7.2$Linux_X86_64 LibreOffice_project/30$Build-2</meta:generator>
  </office:meta>
</office:document-meta>
</file>